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Heading_20_2">
      <style:paragraph-properties fo:text-align="center" style:justify-single-word="false"/>
      <style:text-properties fo:font-size="16pt" style:font-size-asian="16pt" style:font-size-complex="16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 style:list-style-name="L1">
      <style:paragraph-properties fo:text-align="justify" style:justify-single-word="false"/>
    </style:style>
    <style:style style:name="P19" style:family="paragraph" style:parent-style-name="Text_20_body" style:list-style-name="L2">
      <style:paragraph-properties fo:text-align="justify" style:justify-single-word="false"/>
    </style:style>
    <style:style style:name="P20" style:family="paragraph" style:parent-style-name="Text_20_body" style:list-style-name="L3">
      <style:paragraph-properties fo:text-align="justify" style:justify-single-word="false"/>
    </style:style>
    <style:style style:name="P21" style:family="paragraph" style:parent-style-name="Text_20_body" style:list-style-name="L4">
      <style:paragraph-properties fo:text-align="justify" style:justify-single-word="false"/>
    </style:style>
    <style:style style:name="P22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7f0055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 text:is-list-header="true">RESOLUÇÕES EXERCICIOS</text:h>
      <text:p text:style-name="P3"/>
      <text:p text:style-name="P3">Y = <text:s/>++X <text:s/>- <text:s/>Y++ / X</text:p>
      <text:p text:style-name="P3">Y = 3 <text:s text:c="2"/>- 9<text:span text:style-name="T1">(10)</text:span>/3</text:p>
      <text:p text:style-name="P3">Y = 3 – 3</text:p>
      <text:p text:style-name="P22">Y= 10 Por <text:s/>um momento o valor é recebido por 10 mais logo depois é zerado.</text:p>
      <text:p text:style-name="P3">Y = 0 </text:p>
      <text:p text:style-name="P4"/>
      <text:p text:style-name="P5"><text:span text:style-name="T7">for</text:span><text:span text:style-name="T5">(</text:span><text:span text:style-name="T7">int</text:span><text:span text:style-name="T5"> i = 0, j = 1, k = 1; j &lt; 5; k = i * j, i++, j++)</text:span></text:p>
      <text:p text:style-name="P6">O Valor de i:0 | j:1 | K:1</text:p>
      <text:p text:style-name="P7"/>
      <text:p text:style-name="P7"/>
      <text:p text:style-name="P13">O Valor de i:1 | j:2 | K:0</text:p>
      <text:p text:style-name="P7"/>
      <text:p text:style-name="P7"/>
      <text:p text:style-name="P13">O Valor de i:2 | j:3 | K:2</text:p>
      <text:p text:style-name="P7"/>
      <text:p text:style-name="P7"/>
      <text:p text:style-name="P15"><text:span text:style-name="T6">O Valor de i:3 | j:4 | K: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8$Build-9161</meta:generator>
    <meta:creation-date>2008-01-25T14:40:50</meta:creation-date>
    <dc:date>2008-01-25T18:16:02</dc:date>
    <dc:language>pt-BR</dc:language>
    <meta:editing-cycles>3</meta:editing-cycles>
    <meta:editing-duration>PT23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83" meta:character-count="307"/>
  </office:meta>
</office:document-meta>
</file>